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Courier 10 Pitch" svg:font-family="'Courier 10 Pitch', Courier, monospace"/>
    <style:font-face style:name="Lohit Devanagari1" svg:font-family="'Lohit Devanagari'"/>
    <style:font-face style:name="Roboto Condensed" svg:font-family="'Roboto Condensed', Arial, sans-serif"/>
    <style:font-face style:name="inherit" svg:font-family="inherit"/>
    <style:font-face style:name="monospace" svg:font-family="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176df" officeooo:paragraph-rsid="000176df"/>
    </style:style>
    <style:style style:name="P2" style:family="paragraph" style:parent-style-name="Standard">
      <style:text-properties officeooo:rsid="00021a74" officeooo:paragraph-rsid="00021a74"/>
    </style:style>
    <style:style style:name="P3" style:family="paragraph" style:parent-style-name="Standard">
      <style:text-properties officeooo:rsid="0003e2d7" officeooo:paragraph-rsid="0003e2d7"/>
    </style:style>
    <style:style style:name="P4" style:family="paragraph" style:parent-style-name="Standard">
      <style:text-properties fo:font-size="16pt" fo:font-weight="bold" officeooo:rsid="00021a74" officeooo:paragraph-rsid="00021a74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03e2d7" officeooo:paragraph-rsid="0003e2d7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font-weight="normal" officeooo:rsid="000da28d" officeooo:paragraph-rsid="000da28d" style:font-size-asian="16pt" style:font-weight-asian="normal" style:font-size-complex="16pt" style:font-weight-complex="normal"/>
    </style:style>
    <style:style style:name="P7" style:family="paragraph" style:parent-style-name="Standard">
      <style:text-properties style:use-window-font-color="true" fo:font-size="20pt" fo:font-weight="bold" officeooo:rsid="00020d88" officeooo:paragraph-rsid="00020d88" fo:background-color="#ffff00" style:font-size-asian="20pt" style:font-weight-asian="bold" style:font-size-complex="20pt" style:font-weight-complex="bold"/>
    </style:style>
    <style:style style:name="P8" style:family="paragraph" style:parent-style-name="Standard">
      <style:text-properties officeooo:rsid="0006ed12" officeooo:paragraph-rsid="0006ed12"/>
    </style:style>
    <style:style style:name="P9" style:family="paragraph" style:parent-style-name="Standard">
      <style:text-properties fo:font-weight="bold" officeooo:rsid="0007ed5f" officeooo:paragraph-rsid="0007ed5f" style:font-weight-asian="bold" style:font-weight-complex="bold"/>
    </style:style>
    <style:style style:name="P10" style:family="paragraph" style:parent-style-name="Standard">
      <style:text-properties fo:font-weight="normal" officeooo:rsid="0007ed5f" officeooo:paragraph-rsid="0007ed5f" style:font-weight-asian="normal" style:font-weight-complex="normal"/>
    </style:style>
    <style:style style:name="P11" style:family="paragraph" style:parent-style-name="Standard">
      <style:text-properties fo:font-weight="normal" officeooo:rsid="0008f8ac" officeooo:paragraph-rsid="0008f8ac" style:font-weight-asian="normal" style:font-weight-complex="normal"/>
    </style:style>
    <style:style style:name="P12" style:family="paragraph" style:parent-style-name="Standard">
      <style:text-properties fo:font-weight="normal" officeooo:rsid="000beb2b" officeooo:paragraph-rsid="000beb2b" style:font-weight-asian="normal" style:font-weight-complex="normal"/>
    </style:style>
    <style:style style:name="P13" style:family="paragraph" style:parent-style-name="Standard">
      <style:text-properties fo:font-size="18pt" fo:font-weight="bold" officeooo:rsid="0008f8ac" officeooo:paragraph-rsid="0008f8ac" style:font-size-asian="18pt" style:font-weight-asian="bold" style:font-size-complex="18pt" style:font-weight-complex="bold"/>
    </style:style>
    <style:style style:name="P14" style:family="paragraph" style:parent-style-name="Standard">
      <style:text-properties officeooo:rsid="00020d88" officeooo:paragraph-rsid="00020d88"/>
    </style:style>
    <style:style style:name="P15" style:family="paragraph" style:parent-style-name="Standard">
      <style:text-properties fo:font-variant="normal" fo:text-transform="none" fo:color="#242729" style:font-name="Arial" fo:font-size="11.25pt" fo:letter-spacing="normal" fo:font-style="normal" fo:font-weight="normal" officeooo:rsid="000176df" officeooo:paragraph-rsid="000176df"/>
    </style:style>
    <style:style style:name="P16" style:family="paragraph" style:parent-style-name="Standard">
      <style:text-properties fo:font-variant="normal" fo:text-transform="none" fo:color="#242729" style:font-name="Arial" fo:font-size="11.25pt" fo:letter-spacing="normal" fo:font-style="normal" fo:font-weight="normal" officeooo:rsid="001ea91c" officeooo:paragraph-rsid="001ea91c"/>
    </style:style>
    <style:style style:name="P17" style:family="paragraph" style:parent-style-name="Text_20_body">
      <style:text-properties officeooo:rsid="000fb057" officeooo:paragraph-rsid="000fb057"/>
    </style:style>
    <style:style style:name="P18" style:family="paragraph" style:parent-style-name="Text_20_body">
      <style:text-properties officeooo:rsid="00103d53" officeooo:paragraph-rsid="00103d53"/>
    </style:style>
    <style:style style:name="P19" style:family="paragraph" style:parent-style-name="Text_20_body">
      <style:text-properties officeooo:paragraph-rsid="0012c8e1"/>
    </style:style>
    <style:style style:name="P20" style:family="paragraph" style:parent-style-name="Text_20_body">
      <style:text-properties officeooo:rsid="00146eec" officeooo:paragraph-rsid="00146eec"/>
    </style:style>
    <style:style style:name="P21" style:family="paragraph" style:parent-style-name="Text_20_body">
      <style:text-properties fo:font-variant="normal" fo:text-transform="none" fo:color="#242729" style:text-line-through-style="none" style:text-line-through-type="none" style:font-name="inherit" fo:font-size="18pt" fo:letter-spacing="normal" fo:font-style="normal" style:text-underline-style="none" fo:font-weight="normal" officeooo:rsid="000beb2b" officeooo:paragraph-rsid="000beb2b" style:text-blinking="false" style:font-weight-asian="normal" style:font-weight-complex="normal" loext:padding="0in" loext:border="none"/>
    </style:style>
    <style:style style:name="P22" style:family="paragraph" style:parent-style-name="Text_20_body">
      <style:text-properties officeooo:rsid="0017c955" officeooo:paragraph-rsid="0017c955"/>
    </style:style>
    <style:style style:name="P23" style:family="paragraph" style:parent-style-name="Text_20_body">
      <style:text-properties fo:font-size="11pt" officeooo:rsid="0017c955" officeooo:paragraph-rsid="0017c955" style:font-size-asian="11pt" style:font-size-complex="11pt"/>
    </style:style>
    <style:style style:name="P24" style:family="paragraph" style:parent-style-name="Text_20_body">
      <style:text-properties officeooo:rsid="001be9cb" officeooo:paragraph-rsid="001be9cb"/>
    </style:style>
    <style:style style:name="P25" style:family="paragraph" style:parent-style-name="Text_20_body">
      <style:text-properties officeooo:rsid="001be9cb" officeooo:paragraph-rsid="001c01b1"/>
    </style:style>
    <style:style style:name="P26" style:family="paragraph" style:parent-style-name="Text_20_body">
      <style:text-properties fo:font-size="15pt" fo:font-weight="bold" officeooo:rsid="001be9cb" officeooo:paragraph-rsid="001be9cb" style:font-size-asian="15pt" style:font-weight-asian="bold" style:font-size-complex="15pt" style:font-weight-complex="bold"/>
    </style:style>
    <style:style style:name="P27" style:family="paragraph" style:parent-style-name="Text_20_body">
      <style:text-properties fo:font-size="15pt" fo:font-weight="bold" officeooo:rsid="001c01b1" officeooo:paragraph-rsid="001c01b1" style:font-size-asian="15pt" style:font-weight-asian="bold" style:font-size-complex="15pt" style:font-weight-complex="bold"/>
    </style:style>
    <style:style style:name="P28" style:family="paragraph" style:parent-style-name="Text_20_body">
      <style:text-properties officeooo:rsid="002195ab" officeooo:paragraph-rsid="002195ab"/>
    </style:style>
    <style:style style:name="P29" style:family="paragraph" style:parent-style-name="Heading_20_1">
      <style:text-properties officeooo:paragraph-rsid="000beb2b"/>
    </style:style>
    <style:style style:name="P30" style:family="paragraph" style:parent-style-name="Preformatted_20_Text">
      <style:text-properties officeooo:rsid="000fb057" officeooo:paragraph-rsid="000fb057"/>
    </style:style>
    <style:style style:name="P31" style:family="paragraph" style:parent-style-name="Preformatted_20_Text">
      <style:text-properties officeooo:rsid="00103d53" officeooo:paragraph-rsid="00103d53"/>
    </style:style>
    <style:style style:name="P32" style:family="paragraph" style:parent-style-name="Preformatted_20_Text">
      <style:text-properties officeooo:paragraph-rsid="00103d53"/>
    </style:style>
    <style:style style:name="P33" style:family="paragraph" style:parent-style-name="Preformatted_20_Text">
      <style:text-properties fo:font-variant="normal" fo:text-transform="none" fo:color="#000000" style:font-name="monospace" fo:letter-spacing="normal" fo:font-style="normal" fo:font-weight="normal" officeooo:rsid="00146eec" officeooo:paragraph-rsid="00146eec"/>
    </style:style>
    <style:style style:name="P34" style:family="paragraph" style:parent-style-name="Preformatted_20_Text">
      <style:text-properties fo:font-variant="normal" fo:text-transform="none" fo:color="#242729" style:font-name="Arial" fo:font-size="11.25pt" fo:letter-spacing="normal" fo:font-style="normal" fo:font-weight="normal" officeooo:rsid="001ea91c" officeooo:paragraph-rsid="001ea91c"/>
    </style:style>
    <style:style style:name="P35" style:family="paragraph" style:parent-style-name="Preformatted_20_Text">
      <style:text-properties officeooo:rsid="0017c955" officeooo:paragraph-rsid="0017c955"/>
    </style:style>
    <style:style style:name="P36" style:family="paragraph" style:parent-style-name="Preformatted_20_Text">
      <style:text-properties officeooo:rsid="0017c955" officeooo:paragraph-rsid="00189eec"/>
    </style:style>
    <style:style style:name="P37" style:family="paragraph" style:parent-style-name="Preformatted_20_Text">
      <style:text-properties officeooo:paragraph-rsid="00260971"/>
    </style:style>
    <style:style style:name="P38" style:family="paragraph" style:parent-style-name="Preformatted_20_Text">
      <style:paragraph-properties fo:margin-top="0in" fo:margin-bottom="0.1965in" loext:contextual-spacing="false" fo:text-align="start" style:justify-single-word="false" fo:orphans="2" fo:widows="2" fo:padding-left="0in" fo:padding-right="0in" fo:padding-top="0.0193in" fo:padding-bottom="0.0193in" fo:border-left="none" fo:border-right="none" fo:border-top="1.5pt solid #000000" fo:border-bottom="1.5pt solid #000000"/>
      <style:text-properties fo:font-variant="normal" fo:text-transform="none" fo:color="#000000" style:font-name="monospace" fo:letter-spacing="normal" fo:font-style="normal" fo:font-weight="normal"/>
    </style:style>
    <style:style style:name="P39" style:family="paragraph" style:parent-style-name="Preformatted_20_Text">
      <style:paragraph-properties fo:margin-top="0in" fo:margin-bottom="0.1965in" loext:contextual-spacing="false" fo:text-align="start" style:justify-single-word="false" fo:orphans="2" fo:widows="2" fo:padding-left="0in" fo:padding-right="0in" fo:padding-top="0.0193in" fo:padding-bottom="0.0193in" fo:border-left="none" fo:border-right="none" fo:border-top="1.5pt solid #000000" fo:border-bottom="1.5pt solid #000000"/>
      <style:text-properties fo:font-variant="normal" fo:text-transform="none" fo:color="#000000" style:font-name="monospace" fo:letter-spacing="normal" fo:font-style="normal" fo:font-weight="normal" officeooo:rsid="00167239" officeooo:paragraph-rsid="00167239"/>
    </style:style>
    <style:style style:name="P40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41" style:family="paragraph" style:parent-style-name="Preformatted_20_Text">
      <style:paragraph-properties fo:text-align="start" style:justify-single-word="false" fo:orphans="2" fo:widows="2" fo:padding-left="0in" fo:padding-right="0in" fo:padding-top="0.0193in" fo:padding-bottom="0.0193in" fo:border-left="none" fo:border-right="none" fo:border-top="1.5pt solid #000000" fo:border-bottom="1.5pt solid #000000"/>
      <style:text-properties fo:font-variant="normal" fo:text-transform="none" fo:color="#000000" style:font-name="monospace" fo:letter-spacing="normal" fo:font-style="normal" fo:font-weight="normal"/>
    </style:style>
    <style:style style:name="P42" style:family="paragraph" style:parent-style-name="Preformatted_20_Text">
      <style:text-properties officeooo:paragraph-rsid="0027f7d9"/>
    </style:style>
    <style:style style:name="P43" style:family="paragraph" style:parent-style-name="Preformatted_20_Text">
      <style:text-properties officeooo:paragraph-rsid="002963a2"/>
    </style:style>
    <style:style style:name="P44" style:family="paragraph" style:parent-style-name="Preformatted_20_Text">
      <style:text-properties officeooo:paragraph-rsid="002d5a97"/>
    </style:style>
    <style:style style:name="P45" style:family="paragraph" style:parent-style-name="Text_20_body">
      <style:text-properties fo:font-variant="normal" fo:text-transform="none" fo:color="#242729" style:font-name="Arial" fo:font-size="11.25pt" fo:letter-spacing="normal" fo:font-style="normal" fo:font-weight="normal"/>
    </style:style>
    <style:style style:name="P46" style:family="paragraph" style:parent-style-name="Heading_20_5">
      <style:paragraph-properties style:border-line-width-bottom="0.0047in 0.0047in 0.0047in" fo:padding="0.0291in" fo:border-left="none" fo:border-right="none" fo:border-top="none" fo:border-bottom="0.99pt double #000000" style:join-border="false"/>
      <style:text-properties officeooo:paragraph-rsid="0027f7d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e403d"/>
    </style:style>
    <style:style style:name="T3" style:family="text">
      <style:text-properties fo:font-variant="normal" fo:text-transform="none" fo:color="#242729" style:text-line-through-style="none" style:text-line-through-type="none" style:font-name="inherit" fo:font-size="18pt" fo:letter-spacing="normal" fo:font-style="normal" style:text-underline-style="none" fo:font-weight="normal" officeooo:rsid="000beb2b" style:text-blinking="false" style:font-weight-asian="normal" style:font-weight-complex="normal" loext:padding="0in" loext:border="none"/>
    </style:style>
    <style:style style:name="T4" style:family="text">
      <style:text-properties fo:font-variant="normal" fo:text-transform="none" fo:color="#242729" style:font-name="Arial" fo:font-size="11.25pt" fo:letter-spacing="normal" fo:font-style="normal" fo:font-weight="normal"/>
    </style:style>
    <style:style style:name="T5" style:family="text">
      <style:text-properties fo:font-variant="normal" fo:text-transform="none" fo:color="#242729" style:font-name="Arial" fo:font-size="11.25pt" fo:letter-spacing="normal" fo:font-style="normal" fo:font-weight="normal" officeooo:rsid="002963a2" fo:background-color="#eff0f1" loext:char-shading-value="0" loext:padding="0in" loext:border="none"/>
    </style:style>
    <style:style style:name="T6" style:family="text">
      <style:text-properties fo:font-variant="normal" fo:text-transform="none" fo:color="#242729" style:font-name="inherit" fo:font-size="9.75pt" fo:letter-spacing="normal" fo:font-style="normal" fo:font-weight="normal" officeooo:rsid="002963a2" fo:background-color="#eff0f1" loext:char-shading-value="0" loext:padding="0in" loext:border="none"/>
    </style:style>
    <style:style style:name="T7" style:family="text">
      <style:text-properties fo:font-variant="normal" fo:text-transform="none" fo:color="#242729" style:font-name="Consolas" fo:font-size="9.75pt" fo:letter-spacing="normal" fo:font-style="normal" fo:font-weight="normal" officeooo:rsid="002963a2" fo:background-color="#eff0f1" loext:char-shading-value="0" loext:padding="0in" loext:border="none"/>
    </style:style>
    <style:style style:name="T8" style:family="text">
      <style:text-properties fo:font-variant="normal" fo:text-transform="none" fo:color="#303336" style:font-name="inherit" fo:font-size="9.75pt" fo:letter-spacing="normal" fo:font-style="normal" fo:font-weight="normal" fo:background-color="#eff0f1" loext:char-shading-value="0" loext:padding="0in" loext:border="none"/>
    </style:style>
    <style:style style:name="T9" style:family="text">
      <style:text-properties fo:font-variant="normal" fo:text-transform="none" fo:color="#303336" style:font-name="inherit" fo:font-size="9.75pt" fo:letter-spacing="normal" fo:font-style="normal" fo:font-weight="normal" officeooo:rsid="002195ab" fo:background-color="#eff0f1" loext:char-shading-value="0" loext:padding="0in" loext:border="none"/>
    </style:style>
    <style:style style:name="T10" style:family="text">
      <style:text-properties fo:font-variant="normal" fo:text-transform="none" fo:color="#303336" style:font-name="inherit" fo:font-size="9.75pt" fo:letter-spacing="normal" fo:font-style="normal" fo:font-weight="normal" officeooo:rsid="002963a2" fo:background-color="#eff0f1" loext:char-shading-value="0" loext:padding="0in" loext:border="none"/>
    </style:style>
    <style:style style:name="T11" style:family="text">
      <style:text-properties fo:font-variant="normal" fo:text-transform="none" fo:color="#303336" style:font-name="inherit" fo:font-size="9.75pt" fo:letter-spacing="normal" fo:font-style="normal" fo:font-weight="normal" officeooo:rsid="002d5a97" fo:background-color="#eff0f1" loext:char-shading-value="0" loext:padding="0in" loext:border="none"/>
    </style:style>
    <style:style style:name="T12" style:family="text">
      <style:text-properties fo:font-variant="normal" fo:text-transform="none" fo:color="#303336" style:font-name="inherit" fo:font-size="16pt" fo:letter-spacing="normal" fo:font-style="normal" fo:font-weight="bold" officeooo:rsid="00189eec" fo:background-color="#eff0f1" loext:char-shading-value="0" style:font-size-asian="16pt" style:font-weight-asian="bold" style:font-size-complex="16pt" style:font-weight-complex="bold" loext:padding="0in" loext:border="none"/>
    </style:style>
    <style:style style:name="T13" style:family="text">
      <style:text-properties fo:font-variant="normal" fo:text-transform="none" fo:color="#303336" style:font-name="inherit" fo:font-size="16pt" fo:letter-spacing="normal" fo:font-style="normal" fo:font-weight="normal" officeooo:rsid="00189eec" fo:background-color="#eff0f1" loext:char-shading-value="0" style:font-size-asian="16pt" style:font-size-complex="16pt" loext:padding="0in" loext:border="none"/>
    </style:style>
    <style:style style:name="T14" style:family="text">
      <style:text-properties fo:font-variant="normal" fo:text-transform="none" fo:color="#303336" style:font-name="inherit" fo:font-size="16pt" fo:letter-spacing="normal" fo:font-style="normal" fo:font-weight="normal" officeooo:rsid="0019b821" fo:background-color="#eff0f1" loext:char-shading-value="0" style:font-size-asian="16pt" style:font-size-complex="16pt" loext:padding="0in" loext:border="none"/>
    </style:style>
    <style:style style:name="T15" style:family="text">
      <style:text-properties fo:font-variant="normal" fo:text-transform="none" fo:color="#303336" style:font-name="inherit" fo:font-size="11pt" fo:letter-spacing="normal" fo:font-style="normal" fo:font-weight="normal" fo:background-color="#eff0f1" loext:char-shading-value="0" style:font-size-asian="11pt" style:font-size-complex="11pt" loext:padding="0in" loext:border="none"/>
    </style:style>
    <style:style style:name="T16" style:family="text">
      <style:text-properties fo:font-variant="normal" fo:text-transform="none" fo:color="#303336" style:font-name="Consolas" fo:font-size="9.75pt" fo:letter-spacing="normal" fo:font-style="normal" fo:font-weight="normal" fo:background-color="#eff0f1" loext:char-shading-value="0" loext:padding="0in" loext:border="none"/>
    </style:style>
    <style:style style:name="T17" style:family="text">
      <style:text-properties fo:font-variant="normal" fo:text-transform="none" fo:color="#303336" style:font-name="Consolas" fo:font-size="9.75pt" fo:letter-spacing="normal" fo:font-style="normal" fo:font-weight="normal" officeooo:rsid="002195ab" fo:background-color="#eff0f1" loext:char-shading-value="0" loext:padding="0in" loext:border="none"/>
    </style:style>
    <style:style style:name="T18" style:family="text">
      <style:text-properties fo:font-variant="normal" fo:text-transform="none" fo:color="#303336" style:font-name="Consolas" fo:font-size="11pt" fo:letter-spacing="normal" fo:font-style="normal" fo:font-weight="normal" fo:background-color="#eff0f1" loext:char-shading-value="0" style:font-size-asian="11pt" style:font-size-complex="11pt" loext:padding="0in" loext:border="none"/>
    </style:style>
    <style:style style:name="T19" style:family="text">
      <style:text-properties fo:font-variant="normal" fo:text-transform="none" fo:color="#303336" fo:letter-spacing="normal" fo:background-color="#eff0f1" loext:char-shading-value="0" loext:padding="0in" loext:border="none"/>
    </style:style>
    <style:style style:name="T20" style:family="text">
      <style:text-properties fo:font-variant="normal" fo:text-transform="none" fo:color="#7d2727" style:font-name="inherit" fo:font-size="9.75pt" fo:letter-spacing="normal" fo:font-style="normal" fo:font-weight="normal" fo:background-color="#eff0f1" loext:char-shading-value="0" loext:padding="0in" loext:border="none"/>
    </style:style>
    <style:style style:name="T21" style:family="text">
      <style:text-properties fo:font-variant="normal" fo:text-transform="none" fo:color="#7d2727" style:font-name="inherit" fo:font-size="9.75pt" fo:letter-spacing="normal" fo:font-style="normal" fo:font-weight="normal" officeooo:rsid="00103d53" fo:background-color="#eff0f1" loext:char-shading-value="0" loext:padding="0in" loext:border="none"/>
    </style:style>
    <style:style style:name="T22" style:family="text">
      <style:text-properties fo:font-variant="normal" fo:text-transform="none" fo:color="#7d2727" style:font-name="inherit" fo:font-size="9.75pt" fo:letter-spacing="normal" fo:font-style="normal" fo:font-weight="normal" officeooo:rsid="0027f7d9" fo:background-color="#eff0f1" loext:char-shading-value="0" loext:padding="0in" loext:border="none"/>
    </style:style>
    <style:style style:name="T23" style:family="text">
      <style:text-properties fo:font-variant="normal" fo:text-transform="none" fo:color="#7d2727" style:font-name="inherit" fo:font-size="9.75pt" fo:letter-spacing="normal" fo:font-style="normal" fo:font-weight="normal" officeooo:rsid="00286565" fo:background-color="#eff0f1" loext:char-shading-value="0" loext:padding="0in" loext:border="none"/>
    </style:style>
    <style:style style:name="T24" style:family="text">
      <style:text-properties fo:font-variant="normal" fo:text-transform="none" fo:color="#7d2727" style:font-name="inherit" fo:font-size="11pt" fo:letter-spacing="normal" fo:font-style="normal" fo:font-weight="normal" fo:background-color="#eff0f1" loext:char-shading-value="0" style:font-size-asian="11pt" style:font-size-complex="11pt" loext:padding="0in" loext:border="none"/>
    </style:style>
    <style:style style:name="T25" style:family="text">
      <style:text-properties fo:font-variant="normal" fo:text-transform="none" fo:color="#101094" style:font-name="inherit" fo:font-size="9.75pt" fo:letter-spacing="normal" fo:font-style="normal" fo:font-weight="normal" officeooo:rsid="002195ab" fo:background-color="#eff0f1" loext:char-shading-value="0" loext:padding="0in" loext:border="none"/>
    </style:style>
    <style:style style:name="T26" style:family="text">
      <style:text-properties fo:font-variant="normal" fo:text-transform="none" fo:color="#444444" style:font-name="Roboto Condensed" fo:font-size="16.5pt" fo:letter-spacing="normal" fo:font-style="normal" fo:font-weight="normal" fo:background-color="#eff0f1" loext:char-shading-value="0" loext:padding="0in" loext:border="none"/>
    </style:style>
    <style:style style:name="T27" style:family="text">
      <style:text-properties fo:font-variant="normal" fo:text-transform="none" fo:color="#ffffff" style:font-name="Courier 10 Pitch" fo:font-size="9.75pt" fo:letter-spacing="normal" fo:font-style="normal" fo:font-weight="normal"/>
    </style:style>
    <style:style style:name="T28" style:family="text">
      <style:text-properties officeooo:rsid="001a167b"/>
    </style:style>
    <style:style style:name="T29" style:family="text">
      <style:text-properties officeooo:rsid="001c01b1"/>
    </style:style>
    <style:style style:name="T30" style:family="text">
      <style:text-properties officeooo:rsid="001c77de"/>
    </style:style>
    <style:style style:name="T31" style:family="text">
      <style:text-properties officeooo:rsid="001e3301"/>
    </style:style>
    <style:style style:name="T32" style:family="text">
      <style:text-properties fo:color="#000000" style:font-name="monospace"/>
    </style:style>
    <style:style style:name="T33" style:family="text">
      <style:text-properties fo:color="#000000" style:font-name="monospace" fo:font-style="italic"/>
    </style:style>
    <style:style style:name="T34" style:family="text">
      <style:text-properties fo:color="#000000" style:font-name="monospace" fo:font-style="italic" officeooo:rsid="001ef000"/>
    </style:style>
    <style:style style:name="T35" style:family="text">
      <style:text-properties officeooo:rsid="002383e6"/>
    </style:style>
    <style:style style:name="T36" style:family="text">
      <style:text-properties officeooo:rsid="00247e7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Backup and Restor posgresql Database:</text:p>
      <text:p text:style-name="P1">=====================================</text:p>
      <text:p text:style-name="P15">Us<text:span text:style-name="T31">e</text:span> <text:s/><text:span text:style-name="T30">~/</text:span>.pgpass file to store the <text:span text:style-name="T30">dbuser’s </text:span>password.</text:p>
      <text:p text:style-name="P16">------------------------------------------------------------------</text:p>
      <text:p text:style-name="P34"><text:span text:style-name="Emphasis"><text:span text:style-name="Source_20_Text"><text:span text:style-name="T34">#</text:span></text:span></text:span><text:span text:style-name="Emphasis"><text:span text:style-name="Source_20_Text"><text:span text:style-name="T33">hostname</text:span></text:span></text:span><text:span text:style-name="T32">:</text:span><text:span text:style-name="Emphasis"><text:span text:style-name="Source_20_Text"><text:span text:style-name="T33">port</text:span></text:span></text:span><text:span text:style-name="T32">:</text:span><text:span text:style-name="Emphasis"><text:span text:style-name="Source_20_Text"><text:span text:style-name="T33">database</text:span></text:span></text:span><text:span text:style-name="T32">:</text:span><text:span text:style-name="Emphasis"><text:span text:style-name="Source_20_Text"><text:span text:style-name="T33">username</text:span></text:span></text:span><text:span text:style-name="T32">:</text:span><text:span text:style-name="Emphasis"><text:span text:style-name="Source_20_Text"><text:span text:style-name="T33">password</text:span></text:span></text:span></text:p>
      <text:p text:style-name="P16"/>
      <text:p text:style-name="P16">192.168.100.171:5432:*:postgres:123456</text:p>
      <text:p text:style-name="P16">192.168.100.201:5432:*:postgres:123456</text:p>
      <text:p text:style-name="P16">127.0.0.1:5432:*:postgres:123456</text:p>
      <text:p text:style-name="P15"/>
      <text:p text:style-name="P15"/>
      <text:p text:style-name="P1">Backup your database no tool needed.we can do with terminal.</text:p>
      <text:p text:style-name="P1">All commands should be run as the postgres user.</text:p>
      <text:p text:style-name="P1"/>
      <text:p text:style-name="P1">sudo -u postgres psql postgres</text:p>
      <text:p text:style-name="P1"/>
      <text:p text:style-name="P1">Dump the cluster:</text:p>
      <text:p text:style-name="P1">-----------------</text:p>
      <text:p text:style-name="P1">pg_dumpall -p 5432 &gt; /path/to/my/dump_file.sql</text:p>
      <text:p text:style-name="P1"/>
      <text:p text:style-name="P1">Dump a single database:</text:p>
      <text:p text:style-name="P1">----------------------</text:p>
      <text:p text:style-name="P1">pg_dump -p 5432 mydb &gt; /path/to/my/mydb_dump.sql</text:p>
      <text:p text:style-name="P1"/>
      <text:p text:style-name="P1">Dump the schema only:</text:p>
      <text:p text:style-name="P1">---------------------</text:p>
      <text:p text:style-name="P1">pg_dump -p 5432 mydb -s &gt; /path/to/my/mydb_dump_schema.sql</text:p>
      <text:p text:style-name="P1"/>
      <text:p text:style-name="P1">--If you want to restore to an empty database, you might want to run before restoring:</text:p>
      <text:p text:style-name="P1"/>
      <text:p text:style-name="P1">DROP DATABASE IF EXISTS mydb;</text:p>
      <text:p text:style-name="P1">CREATE DATABASE mydb;</text:p>
      <text:p text:style-name="P1"/>
      <text:p text:style-name="P1"/>
      <text:p text:style-name="P1"/>
      <text:p text:style-name="P1">Backup a single database</text:p>
      <text:p text:style-name="P1">------------------------</text:p>
      <text:p text:style-name="P1">pg_dump db_name &gt; db_backup.sql</text:p>
      <text:p text:style-name="P1"/>
      <text:p text:style-name="P1">Restore a single database</text:p>
      <text:p text:style-name="P1">-------------------------</text:p>
      <text:p text:style-name="P1">psql db_name &lt; db_backup.sql</text:p>
      <text:p text:style-name="P1"/>
      <text:p text:style-name="P1">Backup an entire postgres database cluster</text:p>
      <text:p text:style-name="P1">------------------------------------------</text:p>
      <text:p text:style-name="P1"/>
      <text:p text:style-name="P1">pg_dumpall &gt; cluster_backup.sql</text:p>
      <text:p text:style-name="P1"/>
      <text:p text:style-name="P1"><text:soft-page-break/>Restore an entire postgres database cluster</text:p>
      <text:p text:style-name="P1">-------------------------------------------</text:p>
      <text:p text:style-name="P1">psql -f cluster_backup.sql postgres</text:p>
      <text:p text:style-name="P1"/>
      <text:p text:style-name="P1"/>
      <text:p text:style-name="P7">PostgreSQL Backup and Restore:</text:p>
      <text:p text:style-name="P14">==================================</text:p>
      <text:p text:style-name="P6">sud<text:span text:style-name="T28">o</text:span> su - postgres</text:p>
      <text:p text:style-name="P4">Backup Commands:</text:p>
      <text:p text:style-name="P2">pg_dump dbname &gt; db_backup.sql</text:p>
      <text:p text:style-name="P2"/>
      <text:p text:style-name="P2">pg_dumpall &gt; cluster_backup.sql</text:p>
      <text:p text:style-name="P2"/>
      <text:p text:style-name="P5">Restore Commands:</text:p>
      <text:p text:style-name="P3"/>
      <text:p text:style-name="P3">psql db_name &lt; db_backup.sql</text:p>
      <text:p text:style-name="P3"/>
      <text:p text:style-name="P8">psql -f cluster_backup.sql postgres</text:p>
      <text:p text:style-name="P8"/>
      <text:p text:style-name="P9">Using Compression:</text:p>
      <text:p text:style-name="P9"/>
      <text:p text:style-name="P9">Backup:</text:p>
      <text:p text:style-name="P10">pg_dump db_name | gzip &gt; <text:span text:style-name="T2">~/backup/</text:span>db_backup.gz</text:p>
      <text:p text:style-name="P10">pg_dumpall | gzip &gt; cluster_backup.gz</text:p>
      <text:p text:style-name="P10"/>
      <text:p text:style-name="P10"><text:span text:style-name="T1">Restore:</text:span><text:line-break/>gunzip -c db_backup.gz | psql db_name</text:p>
      <text:p text:style-name="P10">gunzip -c cluster_backup.gz | psql postgres</text:p>
      <text:p text:style-name="P10"/>
      <text:p text:style-name="P10"/>
      <text:p text:style-name="P10"/>
      <text:p text:style-name="P13">Create and Drop Database:</text:p>
      <text:p text:style-name="P11"/>
      <text:p text:style-name="P11">psql -c "create database ctrends_db;"</text:p>
      <text:p text:style-name="P11"/>
      <text:p text:style-name="P11">psql -c "drop database testdb;"</text:p>
      <text:p text:style-name="P11"/>
      <text:p text:style-name="P12">Restore db:</text:p>
      <text:p text:style-name="P12">========</text:p>
      <text:p text:style-name="P12">gunzip -c /data/testdb_backup.gz | psql ctrends_db</text:p>
      <text:p text:style-name="P12"/>
      <text:p text:style-name="P12"/>
      <text:p text:style-name="P12"/>
      <text:h text:style-name="P29" text:outline-level="1"><text:soft-page-break/><text:a xlink:type="simple" xlink:href="https://stackoverflow.com/questions/1237725/copying-postgresql-database-to-another-server" text:style-name="Internet_20_link" text:visited-style-name="Visited_20_Internet_20_Link">Copying PostgreSQL database to another server</text:a><text:span text:style-name="T3">:</text:span></text:h>
      <text:p text:style-name="P21"/>
      <text:p text:style-name="Text_20_body"><text:line-break/><text:span text:style-name="Source_20_Text"><text:span text:style-name="T8">pg_dump -C -h localhost -U localuser dbname |</text:span></text:span><text:span text:style-name="Source_20_Text"><text:span text:style-name="T16"> </text:span></text:span><text:span text:style-name="Source_20_Text"><text:span text:style-name="T8">psql -h remotehost -U remoteuser dbname</text:span></text:span></text:p>
      <text:p text:style-name="P17">or</text:p>
      <text:p text:style-name="P30"><text:span text:style-name="Source_20_Text"><text:span text:style-name="T8">pg_dump -C -h remotehost -U remoteuser dbname |</text:span></text:span><text:span text:style-name="Source_20_Text"><text:span text:style-name="T16"> </text:span></text:span><text:span text:style-name="Source_20_Text"><text:span text:style-name="T8">psql -h localhost -U localuser dbname</text:span></text:span></text:p>
      <text:p text:style-name="P17"/>
      <text:p text:style-name="P18">Using compressing:</text:p>
      <text:p text:style-name="P31"><text:span text:style-name="Source_20_Text"><text:span text:style-name="T8">pg_dump -C dbname |</text:span></text:span><text:span text:style-name="Source_20_Text"><text:span text:style-name="T16"> </text:span></text:span><text:span text:style-name="Source_20_Text"><text:span text:style-name="T8">bzip2 |</text:span></text:span><text:span text:style-name="Source_20_Text"><text:span text:style-name="T16"> </text:span></text:span><text:span text:style-name="Source_20_Text"><text:span text:style-name="T8">ssh <text:s/>remoteuser@remotehost </text:span></text:span><text:span text:style-name="Source_20_Text"><text:span text:style-name="T20">"bunzip2 | psql dbname"</text:span></text:span></text:p>
      <text:p text:style-name="P32"><text:span text:style-name="Source_20_Text"><text:span text:style-name="T21">or </text:span></text:span></text:p>
      <text:p text:style-name="P32"><text:span text:style-name="Source_20_Text"><text:span text:style-name="T8">pg_dump -C dbname |</text:span></text:span><text:span text:style-name="Source_20_Text"><text:span text:style-name="T16"> </text:span></text:span><text:span text:style-name="Source_20_Text"><text:span text:style-name="T8">ssh -C remoteuser@remotehost </text:span></text:span><text:span text:style-name="Source_20_Text"><text:span text:style-name="T20">"psql dbname"</text:span></text:span></text:p>
      <text:p text:style-name="P31"><text:span text:style-name="Source_20_Text"><text:span text:style-name="T20"/></text:span></text:p>
      <text:p text:style-name="P31"><text:span text:style-name="Source_20_Text"><text:span text:style-name="T20"/></text:span></text:p>
      <text:p text:style-name="P31"><text:span text:style-name="Source_20_Text"><text:span text:style-name="T20"/></text:span></text:p>
      <text:p text:style-name="P31"><text:span text:style-name="Source_20_Text"><text:span text:style-name="T20"/></text:span></text:p>
      <text:p text:style-name="P31"><text:span text:style-name="Source_20_Text"><text:span text:style-name="T8">pg_dump -U {user-name}</text:span></text:span><text:span text:style-name="Source_20_Text"><text:span text:style-name="T16"> </text:span></text:span><text:span text:style-name="Source_20_Text"><text:span text:style-name="T8">{source_db}</text:span></text:span><text:span text:style-name="Source_20_Text"><text:span text:style-name="T16"> </text:span></text:span><text:span text:style-name="Source_20_Text"><text:span text:style-name="T8">-f {dumpfilename.sql}</text:span></text:span></text:p>
      <text:p text:style-name="P40"><text:span text:style-name="Source_20_Text"><text:span text:style-name="T8">eg.</text:span></text:span><text:span text:style-name="Source_20_Text"><text:span text:style-name="T16"> </text:span></text:span><text:span text:style-name="Source_20_Text"><text:span text:style-name="T8">pg_dump -U postgres mydbname -f mydbnamedump.sql</text:span></text:span></text:p>
      <text:p text:style-name="P19"/>
      <text:p text:style-name="P19"><text:line-break/><text:span text:style-name="Source_20_Text"><text:span text:style-name="T8">psql -U {user-name}</text:span></text:span><text:span text:style-name="Source_20_Text"><text:span text:style-name="T16"> </text:span></text:span><text:span text:style-name="Source_20_Text"><text:span text:style-name="T8">-d {desintation_db}-f {dumpfilename.sql}</text:span></text:span></text:p>
      <text:p text:style-name="P40"><text:span text:style-name="Source_20_Text"><text:span text:style-name="T19"><text:s/></text:span></text:span><text:span text:style-name="Source_20_Text"><text:span text:style-name="T8">eg.</text:span></text:span><text:span text:style-name="Source_20_Text"><text:span text:style-name="T16"> </text:span></text:span><text:span text:style-name="Source_20_Text"><text:span text:style-name="T8">psql -U postgres -d mynewdb -f mydbnamedump.sql</text:span></text:span></text:p>
      <text:p text:style-name="P19"><text:line-break/></text:p>
      <text:p text:style-name="P20">mkdir /data/dbbackup/`date +\%Y\%m\%d` -p</text:p>
      <text:p text:style-name="P22">mkdir /data/dbbackup/`date +"%Y%m%d_%H%M%S"`</text:p>
      <text:p text:style-name="P22"/>
      <text:p text:style-name="P36"><text:span text:style-name="Source_20_Text"><text:span text:style-name="T12">For restoring to another port :</text:span></text:span></text:p>
      <text:p text:style-name="P36"><text:span text:style-name="Source_20_Text"><text:span text:style-name="T13">===================</text:span></text:span><text:span text:style-name="Source_20_Text"><text:span text:style-name="T14">=</text:span></text:span></text:p>
      <text:p text:style-name="P35"><text:span text:style-name="Source_20_Text"><text:span text:style-name="T8"/></text:span></text:p>
      <text:p text:style-name="P35"><text:span text:style-name="Source_20_Text"><text:span text:style-name="T15">pg_dumpall -p </text:span></text:span><text:span text:style-name="Source_20_Text"><text:span text:style-name="T24">5432</text:span></text:span><text:span text:style-name="Source_20_Text"><text:span text:style-name="T18"> </text:span></text:span><text:span text:style-name="Source_20_Text"><text:span text:style-name="T15">-U myuser91 |</text:span></text:span><text:span text:style-name="Source_20_Text"><text:span text:style-name="T18"> </text:span></text:span><text:span text:style-name="Source_20_Text"><text:span text:style-name="T15">psql -U myuser94 -d postgres -p </text:span></text:span><text:span text:style-name="Source_20_Text"><text:span text:style-name="T24">5434</text:span></text:span></text:p>
      <text:p text:style-name="P35"><text:span text:style-name="Source_20_Text"><text:span text:style-name="T24"/></text:span></text:p>
      <text:p text:style-name="P35"><text:span text:style-name="Source_20_Text"><text:span text:style-name="T24"/></text:span></text:p>
      <text:p text:style-name="P35"><text:span text:style-name="Source_20_Text"><text:span text:style-name="T24"/></text:span></text:p>
      <text:p text:style-name="P23"/>
      <text:p text:style-name="P20"/>
      <text:p text:style-name="P26">For gitrepo backup:</text:p>
      <text:p text:style-name="P24"><text:soft-page-break/>cd /data/db_scripts</text:p>
      <text:p text:style-name="P24">./gitrepo_backup.sh</text:p>
      <text:p text:style-name="P24">------------------------</text:p>
      <text:p text:style-name="P24"/>
      <text:p text:style-name="P27">For Database backup:</text:p>
      <text:p text:style-name="P25">cd /data/db_scripts</text:p>
      <text:p text:style-name="P25">./<text:span text:style-name="T29">db</text:span>_backup.sh</text:p>
      <text:p text:style-name="P20"/>
      <text:p text:style-name="P20"/>
      <text:p text:style-name="P20"/>
      <text:p text:style-name="P20"/>
      <text:p text:style-name="P20"/>
      <text:p text:style-name="P20"/>
      <text:p text:style-name="P33">If it's a cluster, you could have a shell script like this:</text:p>
      <text:p text:style-name="P41">&gt;</text:p>
      <text:p text:style-name="P41">&gt; #!/bin/bash</text:p>
      <text:p text:style-name="P41">&gt;</text:p>
      <text:p text:style-name="P41">&gt; mkdir /tmp/`date +\%Y\%m\%d`</text:p>
      <text:p text:style-name="P41">&gt; pg_dumpall -U postgres | gzip &gt; /tmp/`date +\%Y\%m\%d`/FULL.sql.gz</text:p>
      <text:p text:style-name="P41">&gt; pg_dumpall -c -U postgres | gzip &gt; /tmp/`date +\%Y\%m\%d`/SCHEMA.sql.gz</text:p>
      <text:p text:style-name="P41">&gt; pg_dumpall -a -U postgres | gzip &gt; /tmp/`date +\%Y\%m\%d`/DATA.sql.gz</text:p>
      <text:p text:style-name="P41">&gt;</text:p>
      <text:p text:style-name="P41">&gt;</text:p>
      <text:p text:style-name="P41">&gt; If you want a single database, try this:</text:p>
      <text:p text:style-name="P41">&gt;</text:p>
      <text:p text:style-name="P41">&gt; #!/bin/bash</text:p>
      <text:p text:style-name="P41">&gt;</text:p>
      <text:p text:style-name="P41">&gt; mkdir /tmp/`date +\%Y\%m\%d`</text:p>
      <text:p text:style-name="P41">&gt; pg_dump -U postgres my_database | gzip &gt; /tmp/`date</text:p>
      <text:p text:style-name="P41">&gt; +\%Y\%m\%d`/my_database_FULL.sql.gz</text:p>
      <text:p text:style-name="P41">&gt; pg_dump -s -U postgres my_database | gzip &gt; /tmp/`date</text:p>
      <text:p text:style-name="P41">&gt; +\%Y\%m\%d`/my_database_SCHEMA.sql.gz</text:p>
      <text:p text:style-name="P41">&gt; pg_dump -a -U postgres my_database | gzip &gt; /tmp/`date</text:p>
      <text:p text:style-name="P41">&gt; +\%Y\%m\%d`/my_database_DATA.sql.gz</text:p>
      <text:p text:style-name="P41">&gt;</text:p>
      <text:p text:style-name="P41">&gt;</text:p>
      <text:p text:style-name="P41">&gt; If you want each individual database, try this:</text:p>
      <text:p text:style-name="P41">&gt;</text:p>
      <text:p text:style-name="P41">&gt; #!/bin/bash</text:p>
      <text:p text:style-name="P41">&gt;</text:p>
      <text:p text:style-name="P41">&gt; mkdir /tmp/`date +\%Y\%m\%d`</text:p>
      <text:p text:style-name="P41">&gt; query="select datname from pg_database where not datistemplate and</text:p>
      <text:p text:style-name="P41">&gt; datallowconn;"</text:p>
      <text:p text:style-name="P41">&gt; for line in `psql -U postgres -At -c "$query" postgres`</text:p>
      <text:p text:style-name="P41"><text:soft-page-break/>&gt; do</text:p>
      <text:p text:style-name="P41">&gt; <text:s text:c="4"/>pg_dump -U postgres "$line" | gzip &gt; /tmp/`date</text:p>
      <text:p text:style-name="P41">&gt; +\%Y\%m\%d`/"$line"_FULL.sql.gz</text:p>
      <text:p text:style-name="P41">&gt; <text:s text:c="4"/>pg_dump -s -U postgres "$line" | gzip &gt; /tmp/`date</text:p>
      <text:p text:style-name="P41">&gt; +\%Y\%m\%d`/"$line"_SCHEMA.sql.gz</text:p>
      <text:p text:style-name="P41">&gt; <text:s text:c="4"/>pg_dump -a -U postgres "$line" | gzip &gt; /tmp/`date</text:p>
      <text:p text:style-name="P38">&gt; +\%Y\%m\%d`/"$line"_DATA.sql.gz</text:p>
      <text:p text:style-name="P39">&gt;done</text:p>
      <text:p text:style-name="P20"/>
      <text:p text:style-name="P28"><text:span text:style-name="T36">To </text:span>run sql_quer<text:span text:style-name="T35">y </text:span>on <text:span text:style-name="T35">a</text:span> postgresql database:<text:line-break/>===============================</text:p>
      <text:p text:style-name="P37"><text:span text:style-name="Source_20_Text"><text:span text:style-name="T9">psql -h &lt;host&gt;</text:span></text:span><text:span text:style-name="Source_20_Text"><text:span text:style-name="T17"> </text:span></text:span><text:span text:style-name="Source_20_Text"><text:span text:style-name="T9">-d &lt;</text:span></text:span><text:span text:style-name="Source_20_Text"><text:span text:style-name="T25">database</text:span></text:span><text:span text:style-name="Source_20_Text"><text:span text:style-name="T9">&gt;</text:span></text:span><text:span text:style-name="Source_20_Text"><text:span text:style-name="T17"> </text:span></text:span><text:span text:style-name="Source_20_Text"><text:span text:style-name="T9">-U &lt;user_name&gt;</text:span></text:span><text:span text:style-name="Source_20_Text"><text:span text:style-name="T17"> </text:span></text:span><text:span text:style-name="Source_20_Text"><text:span text:style-name="T9">-p &lt;port&gt;</text:span></text:span><text:span text:style-name="Source_20_Text"><text:span text:style-name="T17"> </text:span></text:span><text:span text:style-name="Source_20_Text"><text:span text:style-name="T9">-a -w -</text:span></text:span><text:span text:style-name="Source_20_Text"><text:span text:style-name="T8">q</text:span></text:span><text:span text:style-name="Source_20_Text"><text:span text:style-name="T9"> -f &lt;</text:span></text:span><text:span text:style-name="Source_20_Text"><text:span text:style-name="T25">file</text:span></text:span><text:span text:style-name="Source_20_Text"><text:span text:style-name="T9">&gt;.sql</text:span></text:span></text:p>
      <text:p text:style-name="Text_20_body"><text:line-break/><text:span text:style-name="T4">You can give both user name and PASSSWORD on the command line itself.</text:span></text:p>
      <text:p text:style-name="Preformatted_20_Text"><text:span text:style-name="Source_20_Text"><text:span text:style-name="T8">psql </text:span></text:span><text:span text:style-name="Source_20_Text"><text:span text:style-name="T20">"dbname='urDbName' user='yourUserName' password='yourPasswd' host='yourHost'"</text:span></text:span><text:span text:style-name="Source_20_Text"><text:span text:style-name="T16"> </text:span></text:span><text:span text:style-name="Source_20_Text"><text:span text:style-name="T8">-f yourFileName.sql</text:span></text:span></text:p>
      <text:p text:style-name="P45"/>
      <text:p text:style-name="P45"/>
      <text:p text:style-name="P42"><text:span text:style-name="Source_20_Text"><text:span text:style-name="T8">psql </text:span></text:span><text:span text:style-name="Source_20_Text"><text:span text:style-name="T20">"dbname='</text:span></text:span><text:span text:style-name="Source_20_Text"><text:span text:style-name="T22">ctrends</text:span></text:span><text:span text:style-name="Source_20_Text"><text:span text:style-name="T23">db</text:span></text:span><text:span text:style-name="Source_20_Text"><text:span text:style-name="T20">' user='</text:span></text:span><text:span text:style-name="Source_20_Text"><text:span text:style-name="T23">postgres</text:span></text:span><text:span text:style-name="Source_20_Text"><text:span text:style-name="T20">' password='</text:span></text:span><text:span text:style-name="Source_20_Text"><text:span text:style-name="T23">123456</text:span></text:span><text:span text:style-name="Source_20_Text"><text:span text:style-name="T20">' host='</text:span></text:span><text:span text:style-name="Source_20_Text"><text:span text:style-name="T23">127.0.0.1</text:span></text:span><text:span text:style-name="Source_20_Text"><text:span text:style-name="T20">'"</text:span></text:span><text:span text:style-name="Source_20_Text"><text:span text:style-name="T16"> </text:span></text:span><text:span text:style-name="Source_20_Text"><text:span text:style-name="T8">-f yourFileName.sql</text:span></text:span></text:p>
      <text:p text:style-name="P42"><text:span text:style-name="Source_20_Text"><text:span text:style-name="T8"/></text:span></text:p>
      <text:p text:style-name="P42"><text:span text:style-name="Source_20_Text"><text:span text:style-name="T8"/></text:span></text:p>
      <text:p text:style-name="P42"><text:span text:style-name="Source_20_Text"><text:span text:style-name="T8"/></text:span></text:p>
      <text:p text:style-name="P42"><text:span text:style-name="Source_20_Text"><text:span text:style-name="T8"/></text:span></text:p>
      <text:h text:style-name="P46" text:outline-level="5"><text:span text:style-name="Source_20_Text"><text:span text:style-name="T26">Copy/Sync a Remote Directory to a Local Machine</text:span></text:span></text:h>
      <text:p text:style-name="P43"><text:span text:style-name="Source_20_Text"><text:span text:style-name="T10"/></text:span></text:p>
      <text:p text:style-name="P43"><text:span text:style-name="Source_20_Text"><text:span text:style-name="T10"/></text:span></text:p>
      <text:p text:style-name="P43"><text:span text:style-name="Source_20_Text"><text:span text:style-name="T10">rsync -avzh root@192.168.0.100:/home/tarunika/rpmpkgs /tmp/myrpms</text:span></text:span></text:p>
      <text:p text:style-name="P43"><text:span text:style-name="Source_20_Text"><text:span text:style-name="T10"/></text:span></text:p>
      <text:p text:style-name="P43"><text:span text:style-name="Source_20_Text"><text:span text:style-name="T10"/></text:span></text:p>
      <text:p text:style-name="P43"><text:span text:style-name="Source_20_Text"><text:span text:style-name="T10"/></text:span></text:p>
      <text:p text:style-name="P43"><text:span text:style-name="Source_20_Text"><text:span text:style-name="T10"/></text:span></text:p>
      <text:p text:style-name="P43"><text:span text:style-name="Source_20_Text"><text:span text:style-name="T5">You can use rsync in a bash for loop, e.g.</text:span></text:span></text:p>
      <text:p text:style-name="P43"><text:span text:style-name="Source_20_Text"><text:span text:style-name="T5"/></text:span></text:p>
      <text:p text:style-name="P43"><text:span text:style-name="Source_20_Text"><text:span text:style-name="T7">for d in 2010* ; do rsync -av ./$d/ ./Merged/ ; done</text:span></text:span></text:p>
      <text:p text:style-name="P43"><text:span text:style-name="Source_20_Text"><text:span text:style-name="T5"/></text:span></text:p>
      <text:p text:style-name="P43"><text:span text:style-name="Source_20_Text"><text:span text:style-name="T7"/></text:span></text:p>
      <text:p text:style-name="P43"><text:span text:style-name="Source_20_Text"><text:span text:style-name="T7">for d in 2010* ; do rsync -avn ./$d/ ./Merged/ ; done</text:span></text:span></text:p>
      <text:p text:style-name="P43"><text:span text:style-name="Source_20_Text"><text:span text:style-name="T5"/></text:span></text:p>
      <text:p text:style-name="P43"><text:span text:style-name="Source_20_Text"><text:span text:style-name="T5">rsync's </text:span></text:span><text:span text:style-name="Source_20_Text"><text:span text:style-name="T7">-n</text:span></text:span><text:span text:style-name="Source_20_Text"><text:span text:style-name="T6"> </text:span></text:span><text:span text:style-name="Source_20_Text"><text:span text:style-name="T5">flag to do a "dry run":</text:span></text:span></text:p>
      <text:p text:style-name="P43"><text:span text:style-name="Source_20_Text"><text:span text:style-name="T10"/></text:span></text:p>
      <text:p text:style-name="P43"><text:span text:style-name="Source_20_Text"><text:span text:style-name="T10"/></text:span></text:p>
      <text:p text:style-name="P44"><text:span text:style-name="Source_20_Text"><text:span text:style-name="T11">/home/abdurrazzak/javatest/ctrendsee/src/main/webapp/assets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Courier 10 Pitch" svg:font-family="'Courier 10 Pitch', Courier, monospace"/>
    <style:font-face style:name="Lohit Devanagari1" svg:font-family="'Lohit Devanagari'"/>
    <style:font-face style:name="Roboto Condensed" svg:font-family="'Roboto Condensed', Arial, sans-serif"/>
    <style:font-face style:name="inherit" svg:font-family="inherit"/>
    <style:font-face style:name="monospace" svg:font-family="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WenQuanYi Zen Hei Sharp" style:font-family-asian="'WenQuanYi Zen Hei Sharp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WenQuanYi Zen Hei Sharp" style:font-family-asian="'WenQuanYi Zen Hei Sharp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durrazzak </meta:initial-creator>
    <meta:creation-date>2018-02-20T12:02:10.164199959</meta:creation-date>
    <dc:date>2018-02-26T17:50:21.547092374</dc:date>
    <meta:editing-duration>PT6H48M46S</meta:editing-duration>
    <meta:editing-cycles>44</meta:editing-cycles>
    <meta:generator>LibreOffice/5.0.6.2$Linux_X86_64 LibreOffice_project/00$Build-2</meta:generator>
    <dc:creator>Abdurrazzak </dc:creator>
    <meta:document-statistic meta:table-count="0" meta:image-count="0" meta:object-count="0" meta:page-count="5" meta:paragraph-count="132" meta:word-count="629" meta:character-count="4784" meta:non-whitespace-character-count="4267"/>
  </office:meta>
</office:document-meta>
</file>